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973cm" svg:height="12.198cm" svg:x="6.764cm" svg:y="0.71cm">
            <draw:object draw:notify-on-update-of-ranges="Sheet1.A1:Sheet1.A1 Sheet1.A15:Sheet1.A25 Sheet1.A2:Sheet1.A11 Sheet1.A2:Sheet1.A11 Sheet1.B16:Sheet1.B25 Sheet1.B16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empi</text:p>
          </table:table-cell>
          <table:table-cell office:value-type="string" calcext:value-type="string">
            <text:p>Dati X</text:p>
          </table:table-cell>
        </table:table-row>
        <table:table-row table:style-name="ro1">
          <table:table-cell office:value-type="float" office:value="0.0258" calcext:value-type="float">
            <text:p>0,02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float" office:value="0.0923" calcext:value-type="float">
            <text:p>0,0923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float" office:value="0.1949" calcext:value-type="float">
            <text:p>0,1949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0.3359" calcext:value-type="float">
            <text:p>0,3359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0.5442" calcext:value-type="float">
            <text:p>0,5442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2">
          <table:table-cell office:value-type="float" office:value="0.774" calcext:value-type="float">
            <text:p>0,774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2">
          <table:table-cell office:value-type="float" office:value="1.0489" calcext:value-type="float">
            <text:p>1,0489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2">
          <table:table-cell office:value-type="float" office:value="1.3726" calcext:value-type="float">
            <text:p>1,3726</text:p>
          </table:table-cell>
          <table:table-cell office:value-type="float" office:value="180000" calcext:value-type="float">
            <text:p>180000</text:p>
          </table:table-cell>
        </table:table-row>
        <table:table-row table:style-name="ro2">
          <table:table-cell office:value-type="float" office:value="1.7316" calcext:value-type="float">
            <text:p>1,7316</text:p>
          </table:table-cell>
          <table:table-cell office:value-type="float" office:value="225000" calcext:value-type="float">
            <text:p>225000</text:p>
          </table:table-cell>
        </table:table-row>
        <table:table-row table:style-name="ro2">
          <table:table-cell office:value-type="float" office:value="2.1765" calcext:value-type="float">
            <text:p>2,1765</text:p>
          </table:table-cell>
          <table:table-cell office:value-type="float" office:value="275000" calcext:value-type="float">
            <text:p>275000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0.0000018*([.A16]*LOG([.A16];10))" office:value-type="float" office:value="0.0332907300390242" calcext:value-type="float">
            <text:p>0,0332907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formula="of:=0.0000018*([.A17]*LOG([.A17];10))" office:value-type="float" office:value="0.112754463994503" calcext:value-type="float">
            <text:p>0,11275446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0.0000018*([.A18]*LOG([.A18];10))" office:value-type="float" office:value="0.241764547754862" calcext:value-type="float">
            <text:p>0,24176454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0.0000018*([.A19]*LOG([.A19];10))" office:value-type="float" office:value="0.422907300390242" calcext:value-type="float">
            <text:p>0,422907300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formula="of:=0.0000018*([.A20]*LOG([.A20];10))" office:value-type="float" office:value="0.658133270557879" calcext:value-type="float">
            <text:p>0,6581332706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table:formula="of:=0.0000018*([.A21]*LOG([.A21];10))" office:value-type="float" office:value="0.949004777524218" calcext:value-type="float">
            <text:p>0,9490047775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table:formula="of:=0.0000018*([.A22]*LOG([.A22];10))" office:value-type="float" office:value="1.29682426499092" calcext:value-type="float">
            <text:p>1,29682426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table:formula="of:=0.0000018*([.A23]*LOG([.A23];10))" office:value-type="float" office:value="1.70270829165347" calcext:value-type="float">
            <text:p>1,702708291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0.0000018*([.A24]*LOG([.A24];10))" office:value-type="float" office:value="2.1676339198351" calcext:value-type="float">
            <text:p>2,1676339198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table:formula="of:=0.0000018*([.A25]*LOG([.A25];10))" office:value-type="float" office:value="2.69246968344598" calcext:value-type="float">
            <text:p>2,6924696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5:53:22.195694704</meta:creation-date>
    <dc:date>2013-09-24T17:47:07.213221287</dc:date>
    <meta:editing-duration>PT7M53S</meta:editing-duration>
    <meta:editing-cycles>1</meta:editing-cycles>
    <meta:generator>LibreOffice/4.1.1.2$Linux_X86_64 LibreOffice_project/410m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74cm" svg:height="12.199cm" xlink:href=".." xlink:type="simple" chart:class="chart:line" chart:style-name="ch1">
        <chart:legend chart:legend-position="end" svg:x="14.989cm" svg:y="4.757cm" style:legend-expansion="high" chart:style-name="ch2"/>
        <chart:plot-area chart:style-name="ch3" table:cell-range-address="Sheet1.A1:Sheet1.A11 Sheet1.A15:Sheet1.A25 Sheet1.B16:Sheet1.B25" chart:data-source-has-labels="both" svg:x="0.909cm" svg:y="1.107cm" svg:width="13.162cm" svg:height="10.429cm">
          <chartooo:coordinate-region svg:x="1.636cm" svg:y="1.306cm" svg:width="11.879cm" svg:height="9.583cm"/>
          <chart:axis chart:dimension="x" chart:name="primary-x" chart:style-name="ch4" chartooo:axis-type="auto">
            <chartooo:date-scale/>
            <chart:categories table:cell-range-address="Sheet1.A15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2:Sheet1.A11" chart:class="chart:line">
            <chart:data-point chart:repeated="10"/>
          </chart:series>
          <chart:series chart:style-name="ch7" chart:values-cell-range-address="Sheet1.B16:Sheet1.B25" chart:label-cell-address="Sheet1.B16:Sheet1.B2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258 0,0923 0,1949 0,3359 0,5442 0,774 1,0489 1,3726 1,7316 2,1765</text:p>
                <text:list>
                  <text:list-item>
                    <text:p>0,0258</text:p>
                  </text:list-item>
                  <text:list-item>
                    <text:p>0,0923</text:p>
                  </text:list-item>
                  <text:list-item>
                    <text:p>0,1949</text:p>
                  </text:list-item>
                  <text:list-item>
                    <text:p>0,3359</text:p>
                  </text:list-item>
                  <text:list-item>
                    <text:p>0,5442</text:p>
                  </text:list-item>
                  <text:list-item>
                    <text:p>0,774</text:p>
                  </text:list-item>
                  <text:list-item>
                    <text:p>1,0489</text:p>
                  </text:list-item>
                  <text:list-item>
                    <text:p>1,3726</text:p>
                  </text:list-item>
                  <text:list-item>
                    <text:p>1,7316</text:p>
                  </text:list-item>
                  <text:list-item>
                    <text:p>2,1765</text:p>
                  </text:list-item>
                </text:list>
                <draw:g>
                  <svg:desc>Sheet1.A2:Sheet1.A11</svg:desc>
                </draw:g>
              </table:table-cell>
              <table:table-cell office:value-type="string">
                <text:p>0,03329073 0,112754464 0,2417645478 0,4229073004 0,6581332706 0,9490047775 1,296824265 1,7027082917 2,1676339198 2,6924696834</text:p>
                <text:list>
                  <text:list-item>
                    <text:p>0,03329073</text:p>
                  </text:list-item>
                  <text:list-item>
                    <text:p>0,112754464</text:p>
                  </text:list-item>
                  <text:list-item>
                    <text:p>0,2417645478</text:p>
                  </text:list-item>
                  <text:list-item>
                    <text:p>0,4229073004</text:p>
                  </text:list-item>
                  <text:list-item>
                    <text:p>0,6581332706</text:p>
                  </text:list-item>
                  <text:list-item>
                    <text:p>0,9490047775</text:p>
                  </text:list-item>
                  <text:list-item>
                    <text:p>1,296824265</text:p>
                  </text:list-item>
                  <text:list-item>
                    <text:p>1,7027082917</text:p>
                  </text:list-item>
                  <text:list-item>
                    <text:p>2,1676339198</text:p>
                  </text:list-item>
                  <text:list-item>
                    <text:p>2,6924696834</text:p>
                  </text:list-item>
                </text:list>
                <draw:g>
                  <svg:desc>Sheet1.B16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15:Sheet1.A25</svg:desc>
                </draw:g>
              </table:table-cell>
              <table:table-cell office:value-type="float" office:value="0.0258">
                <text:p>0.0258</text:p>
                <draw:g>
                  <svg:desc>Sheet1.A2:Sheet1.A11</svg:desc>
                </draw:g>
              </table:table-cell>
              <table:table-cell office:value-type="float" office:value="0.0332907300390242">
                <text:p>0.0332907300390242</text:p>
                <draw:g>
                  <svg:desc>Sheet1.B16:Sheet1.B25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923">
                <text:p>0.0923</text:p>
              </table:table-cell>
              <table:table-cell office:value-type="float" office:value="0.112754463994503">
                <text:p>0.11275446399450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949">
                <text:p>0.1949</text:p>
              </table:table-cell>
              <table:table-cell office:value-type="float" office:value="0.241764547754862">
                <text:p>0.24176454775486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3359">
                <text:p>0.3359</text:p>
              </table:table-cell>
              <table:table-cell office:value-type="float" office:value="0.422907300390242">
                <text:p>0.42290730039024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5442">
                <text:p>0.5442</text:p>
              </table:table-cell>
              <table:table-cell office:value-type="float" office:value="0.658133270557879">
                <text:p>0.65813327055787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74">
                <text:p>0.774</text:p>
              </table:table-cell>
              <table:table-cell office:value-type="float" office:value="0.949004777524218">
                <text:p>0.949004777524218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.0489">
                <text:p>1.0489</text:p>
              </table:table-cell>
              <table:table-cell office:value-type="float" office:value="1.29682426499092">
                <text:p>1.2968242649909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.3726">
                <text:p>1.3726</text:p>
              </table:table-cell>
              <table:table-cell office:value-type="float" office:value="1.70270829165347">
                <text:p>1.70270829165347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.7316">
                <text:p>1.7316</text:p>
              </table:table-cell>
              <table:table-cell office:value-type="float" office:value="2.1676339198351">
                <text:p>2.1676339198351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.1765">
                <text:p>2.1765</text:p>
              </table:table-cell>
              <table:table-cell office:value-type="float" office:value="2.69246968344598">
                <text:p>2.692469683445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